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top" draw:auto-grow-height="true"/>
    </style:style>
    <style:style style:name="gr2" style:family="graphic" style:parent-style-name="standard">
      <style:graphic-properties draw:fill="solid" draw:fill-color="#e6e6ff" draw:textarea-horizontal-align="left" draw:textarea-vertical-align="top" draw:auto-grow-height="true" fo:min-height="2.839cm" fo:min-width="3.85cm"/>
    </style:style>
    <style:style style:name="gr3" style:family="graphic" style:parent-style-name="standard">
      <style:graphic-properties draw:fill="solid" draw:fill-color="#e6e6ff" draw:textarea-horizontal-align="left" draw:textarea-vertical-align="top" draw:auto-grow-height="true" fo:min-height="2.839cm" fo:min-width="2.82cm"/>
    </style:style>
    <style:style style:name="gr4" style:family="graphic" style:parent-style-name="standard">
      <style:graphic-properties draw:fill="solid" draw:fill-color="#e6e6ff" draw:textarea-horizontal-align="left" draw:textarea-vertical-align="top" draw:auto-grow-height="true" fo:min-height="2.839cm" fo:min-width="4.82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start" fo:text-indent="0cm">
        <style:tab-stops/>
      </style:paragraph-properties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40pt" style:font-size-asian="40pt" style:font-size-complex="40pt"/>
    </style:style>
    <style:style style:name="P5" style:family="paragraph">
      <style:paragraph-properties fo:margin-left="0cm" fo:margin-right="0cm" fo:text-align="end" fo:text-indent="0cm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.35cm" svg:height="3.089cm" svg:x="1.65cm" svg:y="6.411cm">
          <text:p text:style-name="P1"><text:span text:style-name="T1">ImtaggingCategory</text:span></text:p>
          <text:p text:style-name="P1"><text:span text:style-name="T2"/></text:p>
          <text:p text:style-name="P1"><text:span text:style-name="T2">category_id *</text:span></text:p>
          <text:p text:style-name="P1"><text:span text:style-name="T2">category_pid</text:span></text:p>
          <text:p text:style-name="P1"><text:span text:style-name="T2">categry_title</text:span></text:p>
          <text:p text:style-name="P1"><text:span text:style-name="T2">category_description</text:span></text:p>
          <text:p text:style-name="P2"><text:span text:style-name="T2">w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" draw:layer="layout" svg:width="5.32cm" svg:height="3.089cm" svg:x="9.9cm" svg:y="6.411cm">
          <text:p text:style-name="P1"><text:span text:style-name="T1">ImtaggingCategory_link</text:span></text:p>
          <text:p text:style-name="P1"><text:span text:style-name="T2"/></text:p>
          <text:p text:style-name="P1"><text:span text:style-name="T2">category_link_id *</text:span></text:p>
          <text:p text:style-name="P1"><text:span text:style-name="T2">category_link_cid</text:span></text:p>
          <text:p text:style-name="P1"><text:span text:style-name="T2">category_link_mid</text:span></text:p>
          <text:p text:style-name="P1"><text:span text:style-name="T2">category_link_item</text:span></text:p>
          <text:p text:style-name="P1"><text:span text:style-name="T2">category_link_i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4" draw:layer="layout" svg:width="3.32cm" svg:height="3.089cm" svg:x="2.18cm" svg:y="10.5cm">
          <text:p text:style-name="P1"><text:span text:style-name="T1">ImtaggingTag</text:span></text:p>
          <text:p text:style-name="P1"><text:span text:style-name="T2"/></text:p>
          <text:p text:style-name="P1"><text:span text:style-name="T2">tag_id *</text:span></text:p>
          <text:p text:style-name="P1"><text:span text:style-name="T2">tag_title</text:span></text:p>
          <text:p text:style-name="P1"><text:span text:style-name="T2">tag_uid</text:span></text:p>
          <text:p text:style-name="P1"><text:span text:style-name="T2">tag_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3" draw:layer="layout" svg:width="5.32cm" svg:height="3.089cm" svg:x="9.9cm" svg:y="10.5cm">
          <text:p text:style-name="P1"><text:span text:style-name="T1">ImtaggingTag_link</text:span></text:p>
          <text:p text:style-name="P1"><text:span text:style-name="T2"/></text:p>
          <text:p text:style-name="P1"><text:span text:style-name="T2">tag_link_id *</text:span></text:p>
          <text:p text:style-name="P1"><text:span text:style-name="T2">tag_link_tid</text:span></text:p>
          <text:p text:style-name="P1"><text:span text:style-name="T2">tag_link_mid</text:span></text:p>
          <text:p text:style-name="P1"><text:span text:style-name="T2">tag_link_item</text:span></text:p>
          <text:p text:style-name="P1"><text:span text:style-name="T2">tag_link_i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2.5cm" svg:height="1.5cm" svg:x="8cm" svg:y="1.5cm">
          <text:p text:style-name="P3"><text:span text:style-name="T3">ImTagging 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5cm" svg:height="1.5cm" svg:x="8cm" svg:y="2.8cm">
          <text:p text:style-name="P3"><text:span text:style-name="T4">by The SmartFactory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9.9cm" svg:y1="7.955cm" svg:x2="6cm" svg:y2="7.955cm" draw:start-shape="id1" draw:end-shape="id2" svg:d="m9900 7955h-3900">
          <text:p/>
        </draw:connector>
        <draw:connector draw:style-name="gr6" draw:text-style-name="P6" draw:layer="layout" svg:x1="9.9cm" svg:y1="12.044cm" svg:x2="5.5cm" svg:y2="12.044cm" draw:start-shape="id3" draw:end-shape="id4" draw:end-glue-point="1" svg:d="m9900 12044h-4400">
          <text:p/>
        </draw:connector>
        <draw:line draw:style-name="gr7" draw:text-style-name="P6" draw:layer="layout" svg:x1="1cm" svg:y1="16.5cm" svg:x2="20.5cm" svg:y2="16.5cm">
          <text:p/>
        </draw:line>
        <draw:custom-shape draw:style-name="gr8" draw:text-style-name="P6" draw:layer="layout" svg:width="8.5cm" svg:height="2cm" svg:x="6.545cm" svg:y="15.5cm">
          <text:p text:style-name="P7">Example with imBlogg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5" draw:layer="layout" svg:width="4.35cm" svg:height="6.635cm" svg:x="8.65cm" svg:y="18.5cm">
          <text:p text:style-name="P1"><text:span text:style-name="T1">ImbloggingPost</text:span></text:p>
          <text:p text:style-name="P1"><text:span text:style-name="T2"/></text:p>
          <text:p text:style-name="P1"><text:span text:style-name="T2">post_id *</text:span></text:p>
          <text:p text:style-name="P1"><text:span text:style-name="T2">post_title</text:span></text:p>
          <text:p text:style-name="P1"><text:span text:style-name="T2">post_content</text:span></text:p>
          <text:p text:style-name="P1"><text:span text:style-name="T2">post_published_date</text:span></text:p>
          <text:p text:style-name="P1"><text:span text:style-name="T2">post_uid</text:span></text:p>
          <text:p text:style-name="P1"><text:span text:style-name="T2">post_status</text:span></text:p>
          <text:p text:style-name="P1"><text:span text:style-name="T2">post_cancomment</text:span></text:p>
          <text:p text:style-name="P1"><text:span text:style-name="T2">post_comments</text:span></text:p>
          <text:p text:style-name="P1"><text:span text:style-name="T2">post_notification_sent</text:span></text:p>
          <text:p text:style-name="P1"><text:span text:style-name="T2">counter</text:span></text:p>
          <text:p text:style-name="P1"><text:span text:style-name="T2">dohtmkl</text:span></text:p>
          <text:p text:style-name="P1"><text:span text:style-name="T2">doimage</text:span></text:p>
          <text:p text:style-name="P1"><text:span text:style-name="T2">dosmiley</text:span></text:p>
          <text:p text:style-name="P1"><text:span text:style-name="T2">dox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draw:line-skew="3.78cm" svg:x1="15.22cm" svg:y1="12.044cm" svg:x2="13cm" svg:y2="21.817cm" draw:start-shape="id3" draw:end-shape="id5" draw:end-glue-point="7" svg:d="m15220 12044h4280v9773h-6500">
          <text:p/>
        </draw:connector>
        <draw:connector draw:style-name="gr6" draw:text-style-name="P6" draw:layer="layout" draw:line-skew="3.78cm" svg:x1="15.22cm" svg:y1="7.955cm" svg:x2="13cm" svg:y2="21.817cm" draw:start-shape="id1" draw:end-shape="id5" draw:end-glue-point="7" svg:d="m15220 7955h4280v13862h-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rc-Andre Lanciault</meta:initial-creator>
    <meta:creation-date>2008-10-15T14:58:18</meta:creation-date>
    <dc:creator>Marc-Andre Lanciault</dc:creator>
    <dc:date>2008-10-15T15:58:06</dc:date>
    <meta:editing-cycles>7</meta:editing-cycles>
    <meta:editing-duration>PT33M4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